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fo:border-bottom="#808080 0.053cm solid" style:writing-mode="lr-tb"/>
    </style:style>
    <style:style style:name="T1_1" style:family="text">
      <style:text-properties fo:color="#434343" style:font-name="Cambria" fo:font-size="30pt" style:font-name-asian="Cambria" style:font-size-asian="30pt" style:font-name-complex="Cambria" style:font-size-complex="30pt" fo:font-weight="bold" style:font-weight-asian="bold" style:font-weight-complex="bold"/>
    </style:style>
    <style:style style:name="T1_2" style:family="text">
      <style:text-properties fo:color="#434343" style:font-name="Cambria" fo:font-size="30pt" style:font-name-asian="Cambria" style:font-size-asian="30pt" style:font-name-complex="Cambria" style:font-size-complex="30pt" fo:font-weight="bold" style:font-weight-asian="bold" style:font-weight-complex="bold"/>
    </style:style>
    <style:style style:name="T1_3" style:family="text">
      <style:text-properties fo:color="#434343" style:font-name="Cambria" fo:font-size="30pt" style:font-name-asian="Cambria" style:font-size-asian="30pt" style:font-name-complex="Cambria" style:font-size-complex="30pt" fo:font-weight="bold" style:font-weight-asian="bold" style:font-weight-complex="bold"/>
    </style:style>
    <style:style style:name="T1_4" style:family="text">
      <style:text-properties fo:color="#434343" style:font-name="Cambria" fo:font-size="30pt" style:font-name-asian="Cambria" style:font-size-asian="30pt" style:font-name-complex="Cambria" style:font-size-complex="30pt" fo:font-weight="bold" style:font-weight-asian="bold" style:font-weight-complex="bold"/>
    </style:style>
    <style:style style:name="T1_5" style:family="text">
      <style:text-properties fo:color="#434343" style:font-name="Cambria" fo:font-size="30pt" style:font-name-asian="Cambria" style:font-size-asian="30pt" style:font-name-complex="Cambria" style:font-size-complex="30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T5_27" style:family="text"/>
    <style:style style:name="T5_28" style:family="text">
      <style:text-properties fo:color="#1155cc" style:text-underline-style="solid" style:text-underline-color="font-color"/>
    </style:style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T51_23" style:family="text"/>
    <style:style style:name="T51_24" style:family="text">
      <style:text-properties fo:color="#1155cc" style:text-underline-style="solid" style:text-underline-color="font-color"/>
    </style:style>
    <style:style style:name="T51_25" style:family="text"/>
    <style:style style:name="T51_2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</office:automatic-styles>
  <office:body>
    <office:text>
      <text:p text:style-name="P1"><text:bookmark-start text:name="h.h4jw48dckawf"/><text:bookmark-end text:name="h.h4jw48dckawf"/><text:span text:style-name="T1_1">Grunt</text:span><text:span text:style-name="T1_2"><text:s/></text:span><text:span text:style-name="T1_3">workflow</text:span><text:span text:style-name="T1_4"><text:s/></text:span><text:span text:style-name="T1_5">POC</text:span></text:p>
      <text:p text:style-name="P2"/>
      <text:p text:style-name="P3"/>
      <text:list text:style-name="LS1" xml:id="list0">
        <text:list-item>
          <text:p text:style-name="P4"><text:span text:style-name="T4_1">Create</text:span><text:span text:style-name="T4_2"><text:s/></text:span><text:span text:style-name="T4_3">Project</text:span><text:span text:style-name="T4_4"><text:s/></text:span><text:span text:style-name="T4_5">on</text:span><text:span text:style-name="T4_6"><text:s/></text:span><text:span text:style-name="T4_7">GitHub</text:span></text:p>
          <text:list>
            <text:list-item>
              <text:p text:style-name="P5"><text:span text:style-name="T5_1"><text:a xlink:type="simple" xlink:href="https://github.com/eshacker/grunt-and-minify-poc"><text:span text:style-name="T5_2">https</text:span></text:a></text:span><text:span text:style-name="T5_3"><text:a xlink:type="simple" xlink:href="https://github.com/eshacker/grunt-and-minify-poc"><text:span text:style-name="T5_4">://</text:span></text:a></text:span><text:span text:style-name="T5_5"><text:a xlink:type="simple" xlink:href="https://github.com/eshacker/grunt-and-minify-poc"><text:span text:style-name="T5_6">github</text:span></text:a></text:span><text:span text:style-name="T5_7"><text:a xlink:type="simple" xlink:href="https://github.com/eshacker/grunt-and-minify-poc"><text:span text:style-name="T5_8">.</text:span></text:a></text:span><text:span text:style-name="T5_9"><text:a xlink:type="simple" xlink:href="https://github.com/eshacker/grunt-and-minify-poc"><text:span text:style-name="T5_10">com</text:span></text:a></text:span><text:span text:style-name="T5_11"><text:a xlink:type="simple" xlink:href="https://github.com/eshacker/grunt-and-minify-poc"><text:span text:style-name="T5_12">/</text:span></text:a></text:span><text:span text:style-name="T5_13"><text:a xlink:type="simple" xlink:href="https://github.com/eshacker/grunt-and-minify-poc"><text:span text:style-name="T5_14">eshacker</text:span></text:a></text:span><text:span text:style-name="T5_15"><text:a xlink:type="simple" xlink:href="https://github.com/eshacker/grunt-and-minify-poc"><text:span text:style-name="T5_16">/</text:span></text:a></text:span><text:span text:style-name="T5_17"><text:a xlink:type="simple" xlink:href="https://github.com/eshacker/grunt-and-minify-poc"><text:span text:style-name="T5_18">grunt</text:span></text:a></text:span><text:span text:style-name="T5_19"><text:a xlink:type="simple" xlink:href="https://github.com/eshacker/grunt-and-minify-poc"><text:span text:style-name="T5_20">-</text:span></text:a></text:span><text:span text:style-name="T5_21"><text:a xlink:type="simple" xlink:href="https://github.com/eshacker/grunt-and-minify-poc"><text:span text:style-name="T5_22">and</text:span></text:a></text:span><text:span text:style-name="T5_23"><text:a xlink:type="simple" xlink:href="https://github.com/eshacker/grunt-and-minify-poc"><text:span text:style-name="T5_24">-</text:span></text:a></text:span><text:span text:style-name="T5_25"><text:a xlink:type="simple" xlink:href="https://github.com/eshacker/grunt-and-minify-poc"><text:span text:style-name="T5_26">minify</text:span></text:a></text:span><text:span text:style-name="T5_27"><text:a xlink:type="simple" xlink:href="https://github.com/eshacker/grunt-and-minify-poc"><text:span text:style-name="T5_28">-</text:span></text:a></text:span><text:span text:style-name="T5_29"><text:a xlink:type="simple" xlink:href="https://github.com/eshacker/grunt-and-minify-poc"><text:span text:style-name="T5_30">poc</text:span></text:a></text:span></text:p>
            </text:list-item>
          </text:list>
        </text:list-item>
        <text:list-item>
          <text:p text:style-name="P6"><text:span text:style-name="T6_1">Clone</text:span><text:span text:style-name="T6_2"><text:s/></text:span><text:span text:style-name="T6_3">and</text:span><text:span text:style-name="T6_4"><text:s/></text:span><text:span text:style-name="T6_5">use</text:span><text:span text:style-name="T6_6"><text:s/></text:span><text:span text:style-name="T6_7">node</text:span></text:p>
          <text:list>
            <text:list-item>
              <text:p text:style-name="P7"><text:span text:style-name="T7_1">git</text:span><text:span text:style-name="T7_2"><text:s/></text:span><text:span text:style-name="T7_3">clone</text:span><text:span text:style-name="T7_4"><text:s/></text:span><text:span text:style-name="T7_5">git</text:span><text:span text:style-name="T7_6">@</text:span><text:span text:style-name="T7_7">github</text:span><text:span text:style-name="T7_8">.</text:span><text:span text:style-name="T7_9">com</text:span><text:span text:style-name="T7_10">:</text:span><text:span text:style-name="T7_11">eshacker</text:span><text:span text:style-name="T7_12">/</text:span><text:span text:style-name="T7_13">grunt</text:span><text:span text:style-name="T7_14">-</text:span><text:span text:style-name="T7_15">and</text:span><text:span text:style-name="T7_16">-</text:span><text:span text:style-name="T7_17">minify</text:span><text:span text:style-name="T7_18">-</text:span><text:span text:style-name="T7_19">poc</text:span><text:span text:style-name="T7_20">.</text:span><text:span text:style-name="T7_21">git</text:span><text:span text:style-name="T7_22"><text:s/>&amp;&amp;<text:s/></text:span><text:span text:style-name="T7_23">nvm</text:span><text:span text:style-name="T7_24"><text:s/></text:span><text:span text:style-name="T7_25">use</text:span><text:span text:style-name="T7_26"><text:s/></text:span><text:span text:style-name="T7_27">node</text:span></text:p>
              <text:list>
                <text:list-item>
                  <text:p text:style-name="P8"><text:span text:style-name="T8_1">it</text:span><text:span text:style-name="T8_2"><text:s/></text:span><text:span text:style-name="T8_3">clones</text:span><text:span text:style-name="T8_4"><text:s/></text:span><text:span text:style-name="T8_5">the</text:span><text:span text:style-name="T8_6"><text:s/></text:span><text:span text:style-name="T8_7">repo</text:span><text:span text:style-name="T8_8"><text:s/></text:span><text:span text:style-name="T8_9">first</text:span><text:span text:style-name="T8_10">.</text:span></text:p>
                </text:list-item>
                <text:list-item>
                  <text:p text:style-name="P9"><text:span text:style-name="T9_1">it</text:span><text:span text:style-name="T9_2"><text:s/></text:span><text:span text:style-name="T9_3">uses</text:span><text:span text:style-name="T9_4"><text:s/></text:span><text:span text:style-name="T9_5">nvm</text:span><text:span text:style-name="T9_6"><text:s/></text:span><text:span text:style-name="T9_7">to</text:span><text:span text:style-name="T9_8"><text:s/></text:span><text:span text:style-name="T9_9">load</text:span><text:span text:style-name="T9_10"><text:s/></text:span><text:span text:style-name="T9_11">node</text:span><text:span text:style-name="T9_12">.</text:span></text:p>
                </text:list-item>
                <text:list-item>
                  <text:p text:style-name="P10"><text:span text:style-name="T10_1">nvm</text:span><text:span text:style-name="T10_2"><text:s/></text:span><text:span text:style-name="T10_3">is</text:span><text:span text:style-name="T10_4"><text:s/></text:span><text:span text:style-name="T10_5">node</text:span><text:span text:style-name="T10_6"><text:s/></text:span><text:span text:style-name="T10_7">version</text:span><text:span text:style-name="T10_8"><text:s/></text:span><text:span text:style-name="T10_9">manager</text:span><text:span text:style-name="T10_10">.</text:span></text:p>
                </text:list-item>
                <text:list-item>
                  <text:p text:style-name="P11"><text:span text:style-name="T11_1">You</text:span><text:span text:style-name="T11_2"><text:s/></text:span><text:span text:style-name="T11_3">probably</text:span><text:span text:style-name="T11_4"><text:s/></text:span><text:span text:style-name="T11_5">would</text:span><text:span text:style-name="T11_6"><text:s/></text:span><text:span text:style-name="T11_7">require</text:span><text:span text:style-name="T11_8"><text:s/></text:span><text:span text:style-name="T11_9">to</text:span><text:span text:style-name="T11_10"><text:s/></text:span><text:span text:style-name="T11_11">use</text:span><text:span text:style-name="T11_12"><text:s/></text:span><text:span text:style-name="T11_13">https</text:span><text:span text:style-name="T11_14">-</text:span><text:span text:style-name="T11_15">url</text:span><text:span text:style-name="T11_16"><text:s/></text:span><text:span text:style-name="T11_17">version</text:span><text:span text:style-name="T11_18"><text:s/></text:span><text:span text:style-name="T11_19">instead</text:span><text:span text:style-name="T11_20"><text:s/></text:span><text:span text:style-name="T11_21">of</text:span><text:span text:style-name="T11_22"><text:s/></text:span><text:span text:style-name="T11_23">git</text:span><text:span text:style-name="T11_24">-</text:span><text:span text:style-name="T11_25">url</text:span><text:span text:style-name="T11_26"><text:s/></text:span><text:span text:style-name="T11_27">for</text:span><text:span text:style-name="T11_28"><text:s/></text:span><text:span text:style-name="T11_29">cloning</text:span><text:span text:style-name="T11_30">.</text:span></text:p>
                </text:list-item>
              </text:list>
            </text:list-item>
            <text:list-item>
              <text:p text:style-name="P12"><text:span text:style-name="T12_1">cd</text:span><text:span text:style-name="T12_2"><text:s/></text:span><text:span text:style-name="T12_3">into</text:span><text:span text:style-name="T12_4"><text:s/></text:span><text:span text:style-name="T12_5">the</text:span><text:span text:style-name="T12_6"><text:s/></text:span><text:span text:style-name="T12_7">directory</text:span><text:span text:style-name="T12_8">.</text:span></text:p>
            </text:list-item>
          </text:list>
        </text:list-item>
        <text:list-item>
          <text:p text:style-name="P13"><text:span text:style-name="T13_1">npm</text:span><text:span text:style-name="T13_2"><text:s/></text:span><text:span text:style-name="T13_3">init</text:span></text:p>
        </text:list-item>
        <text:list-item>
          <text:p text:style-name="P14"><text:span text:style-name="T14_1">mkdir</text:span><text:span text:style-name="T14_2"><text:s/></text:span><text:span text:style-name="T14_3">src</text:span><text:span text:style-name="T14_4"><text:s/>&amp;&amp;<text:s/></text:span><text:span text:style-name="T14_5">cd</text:span><text:span text:style-name="T14_6"><text:s/></text:span><text:span text:style-name="T14_7">src</text:span><text:span text:style-name="T14_8"><text:s/>&amp;&amp;<text:s/></text:span><text:span text:style-name="T14_9">mkdir</text:span><text:span text:style-name="T14_10"><text:s/></text:span><text:span text:style-name="T14_11">css</text:span><text:span text:style-name="T14_12"><text:s/>&amp;&amp;<text:s/></text:span><text:span text:style-name="T14_13">mkdir</text:span><text:span text:style-name="T14_14"><text:s/></text:span><text:span text:style-name="T14_15">js</text:span><text:span text:style-name="T14_16"><text:s/>&amp;&amp;<text:s/></text:span><text:span text:style-name="T14_17">touch</text:span><text:span text:style-name="T14_18"><text:s/></text:span><text:span text:style-name="T14_19">index</text:span><text:span text:style-name="T14_20">.</text:span><text:span text:style-name="T14_21">html</text:span><text:span text:style-name="T14_22"><text:s/>&amp;&amp;<text:s/></text:span><text:span text:style-name="T14_23">cd</text:span><text:span text:style-name="T14_24"><text:s/>..</text:span></text:p>
        </text:list-item>
        <text:list-item>
          <text:p text:style-name="P15"><text:span text:style-name="T15_1">git</text:span><text:span text:style-name="T15_2"><text:s/></text:span><text:span text:style-name="T15_3">add</text:span><text:span text:style-name="T15_4"><text:s/>.<text:s/>&amp;&amp;<text:s/></text:span><text:span text:style-name="T15_5">git</text:span><text:span text:style-name="T15_6"><text:s/></text:span><text:span text:style-name="T15_7">commit</text:span><text:span text:style-name="T15_8"><text:s/>-</text:span><text:span text:style-name="T15_9">m</text:span><text:span text:style-name="T15_10"><text:s/>"</text:span><text:span text:style-name="T15_11">Structure</text:span><text:span text:style-name="T15_12"><text:s/></text:span><text:span text:style-name="T15_13">of</text:span><text:span text:style-name="T15_14"><text:s/></text:span><text:span text:style-name="T15_15">the</text:span><text:span text:style-name="T15_16"><text:s/></text:span><text:span text:style-name="T15_17">example</text:span><text:span text:style-name="T15_18"><text:s/></text:span><text:span text:style-name="T15_19">application</text:span><text:span text:style-name="T15_20">."<text:s/>&amp;&amp;<text:s/></text:span><text:span text:style-name="T15_21">git</text:span><text:span text:style-name="T15_22"><text:s/></text:span><text:span text:style-name="T15_23">log</text:span><text:span text:style-name="T15_24"><text:s/>-</text:span><text:span text:style-name="T15_25">n</text:span><text:span text:style-name="T15_26">1</text:span></text:p>
          <text:list>
            <text:list-item>
              <text:p text:style-name="P16"><text:span text:style-name="T16_1">You</text:span><text:span text:style-name="T16_2"><text:s/></text:span><text:span text:style-name="T16_3">should</text:span><text:span text:style-name="T16_4"><text:s/></text:span><text:span text:style-name="T16_5">see</text:span><text:span text:style-name="T16_6"><text:s/>"</text:span><text:span text:style-name="T16_7">Structure</text:span><text:span text:style-name="T16_8"><text:s/></text:span><text:span text:style-name="T16_9">of</text:span><text:span text:style-name="T16_10"><text:s/></text:span><text:span text:style-name="T16_11">the</text:span><text:span text:style-name="T16_12"><text:s/></text:span><text:span text:style-name="T16_13">example</text:span><text:span text:style-name="T16_14"><text:s/></text:span><text:span text:style-name="T16_15">application</text:span><text:span text:style-name="T16_16">."<text:s/></text:span><text:span text:style-name="T16_17">as</text:span><text:span text:style-name="T16_18"><text:s/></text:span><text:span text:style-name="T16_19">the</text:span><text:span text:style-name="T16_20"><text:s/></text:span><text:span text:style-name="T16_21">last</text:span><text:span text:style-name="T16_22"><text:s/></text:span><text:span text:style-name="T16_23">line</text:span><text:span text:style-name="T16_24"><text:s/></text:span><text:span text:style-name="T16_25">of</text:span><text:span text:style-name="T16_26"><text:s/></text:span><text:span text:style-name="T16_27">the</text:span><text:span text:style-name="T16_28"><text:s/></text:span><text:span text:style-name="T16_29">output</text:span><text:span text:style-name="T16_30"><text:s/></text:span><text:span text:style-name="T16_31">due</text:span><text:span text:style-name="T16_32"><text:s/></text:span><text:span text:style-name="T16_33">to</text:span><text:span text:style-name="T16_34"><text:s/></text:span><text:span text:style-name="T16_35">git</text:span><text:span text:style-name="T16_36"><text:s/></text:span><text:span text:style-name="T16_37">log</text:span><text:span text:style-name="T16_38"><text:s/>-</text:span><text:span text:style-name="T16_39">n</text:span><text:span text:style-name="T16_40">1</text:span></text:p>
            </text:list-item>
          </text:list>
        </text:list-item>
        <text:list-item>
          <text:p text:style-name="P17"><text:span text:style-name="T17_1">Fill</text:span><text:span text:style-name="T17_2"><text:s/></text:span><text:span text:style-name="T17_3">up</text:span><text:span text:style-name="T17_4"><text:s/></text:span><text:span text:style-name="T17_5">src</text:span><text:span text:style-name="T17_6">/</text:span><text:span text:style-name="T17_7">index</text:span><text:span text:style-name="T17_8">.</text:span><text:span text:style-name="T17_9">html</text:span><text:span text:style-name="T17_10">,<text:s/></text:span><text:span text:style-name="T17_11">src</text:span><text:span text:style-name="T17_12">/</text:span><text:span text:style-name="T17_13">js</text:span><text:span text:style-name="T17_14">/</text:span><text:span text:style-name="T17_15">index</text:span><text:span text:style-name="T17_16">.</text:span><text:span text:style-name="T17_17">js</text:span><text:span text:style-name="T17_18">,<text:s/></text:span><text:span text:style-name="T17_19">src</text:span><text:span text:style-name="T17_20">/</text:span><text:span text:style-name="T17_21">css</text:span><text:span text:style-name="T17_22">/</text:span><text:span text:style-name="T17_23">index</text:span><text:span text:style-name="T17_24">.</text:span><text:span text:style-name="T17_25">less</text:span></text:p>
          <text:list>
            <text:list-item>
              <text:p text:style-name="P18"><text:span text:style-name="T18_1">use</text:span><text:span text:style-name="T18_2"><text:s/></text:span><text:span text:style-name="T18_3">any</text:span><text:span text:style-name="T18_4"><text:s/></text:span><text:span text:style-name="T18_5">data</text:span><text:span text:style-name="T18_6">.</text:span></text:p>
            </text:list-item>
            <text:list-item>
              <text:p text:style-name="P19"><text:span text:style-name="T19_1">get</text:span><text:span text:style-name="T19_2"><text:s/></text:span><text:span text:style-name="T19_3">the</text:span><text:span text:style-name="T19_4"><text:s/></text:span><text:span text:style-name="T19_5">app</text:span><text:span text:style-name="T19_6"><text:s/></text:span><text:span text:style-name="T19_7">working</text:span><text:span text:style-name="T19_8">.</text:span></text:p>
            </text:list-item>
          </text:list>
        </text:list-item>
        <text:list-item>
          <text:p text:style-name="P20"><text:span text:style-name="T20_1">Install</text:span><text:span text:style-name="T20_2"><text:s/></text:span><text:span text:style-name="T20_3">grunt</text:span><text:span text:style-name="T20_4"><text:s/></text:span><text:span text:style-name="T20_5">via</text:span><text:span text:style-name="T20_6"><text:s/></text:span><text:span text:style-name="T20_7">node</text:span><text:span text:style-name="T20_8"><text:s/></text:span><text:span text:style-name="T20_9">package</text:span><text:span text:style-name="T20_10"><text:s/></text:span><text:span text:style-name="T20_11">manager</text:span></text:p>
          <text:list>
            <text:list-item>
              <text:p text:style-name="P21"><text:span text:style-name="T21_1">Read</text:span><text:span text:style-name="T21_2"><text:s/></text:span><text:span text:style-name="T21_3"><text:a xlink:type="simple" xlink:href="http://gruntjs.com/getting-started"><text:span text:style-name="T21_4">http</text:span></text:a></text:span><text:span text:style-name="T21_5"><text:a xlink:type="simple" xlink:href="http://gruntjs.com/getting-started"><text:span text:style-name="T21_6">://</text:span></text:a></text:span><text:span text:style-name="T21_7"><text:a xlink:type="simple" xlink:href="http://gruntjs.com/getting-started"><text:span text:style-name="T21_8">gruntjs</text:span></text:a></text:span><text:span text:style-name="T21_9"><text:a xlink:type="simple" xlink:href="http://gruntjs.com/getting-started"><text:span text:style-name="T21_10">.</text:span></text:a></text:span><text:span text:style-name="T21_11"><text:a xlink:type="simple" xlink:href="http://gruntjs.com/getting-started"><text:span text:style-name="T21_12">com</text:span></text:a></text:span><text:span text:style-name="T21_13"><text:a xlink:type="simple" xlink:href="http://gruntjs.com/getting-started"><text:span text:style-name="T21_14">/</text:span></text:a></text:span><text:span text:style-name="T21_15"><text:a xlink:type="simple" xlink:href="http://gruntjs.com/getting-started"><text:span text:style-name="T21_16">getting</text:span></text:a></text:span><text:span text:style-name="T21_17"><text:a xlink:type="simple" xlink:href="http://gruntjs.com/getting-started"><text:span text:style-name="T21_18">-</text:span></text:a></text:span><text:span text:style-name="T21_19"><text:a xlink:type="simple" xlink:href="http://gruntjs.com/getting-started"><text:span text:style-name="T21_20">started</text:span></text:a></text:span><text:span text:style-name="T21_21"><text:s/></text:span></text:p>
            </text:list-item>
            <text:list-item>
              <text:p text:style-name="P22"><text:span text:style-name="T22_1">npm</text:span><text:span text:style-name="T22_2"><text:s/></text:span><text:span text:style-name="T22_3">install</text:span><text:span text:style-name="T22_4"><text:s/>-</text:span><text:span text:style-name="T22_5">g</text:span><text:span text:style-name="T22_6"><text:s/></text:span><text:span text:style-name="T22_7">grunt</text:span><text:span text:style-name="T22_8">-</text:span><text:span text:style-name="T22_9">cli</text:span></text:p>
            </text:list-item>
            <text:list-item>
              <text:p text:style-name="P23"><text:span text:style-name="T23_1">verify</text:span><text:span text:style-name="T23_2"><text:s/></text:span><text:span text:style-name="T23_3">as</text:span><text:span text:style-name="T23_4"><text:s/></text:span><text:span text:style-name="T23_5">follow</text:span></text:p>
              <text:list>
                <text:list-item>
                  <text:p text:style-name="P24"><text:span text:style-name="T24_1">grunt</text:span><text:span text:style-name="T24_2"><text:s/>--</text:span><text:span text:style-name="T24_3">version</text:span><text:span text:style-name="T24_4"><text:s/></text:span><text:span text:style-name="T24_5">should</text:span><text:span text:style-name="T24_6"><text:s/></text:span><text:span text:style-name="T24_7">print</text:span><text:span text:style-name="T24_8"><text:s/></text:span><text:span text:style-name="T24_9">grunt</text:span><text:span text:style-name="T24_10">-</text:span><text:span text:style-name="T24_11">cli</text:span><text:span text:style-name="T24_12"><text:s/></text:span><text:span text:style-name="T24_13">v</text:span><text:span text:style-name="T24_14">0.1.13<text:s/></text:span><text:span text:style-name="T24_15">where</text:span><text:span text:style-name="T24_16"><text:s/></text:span><text:span text:style-name="T24_17">v</text:span><text:span text:style-name="T24_18">0.1.13<text:s/></text:span><text:span text:style-name="T24_19">is</text:span><text:span text:style-name="T24_20"><text:s/></text:span><text:span text:style-name="T24_21">variable</text:span><text:span text:style-name="T24_22"><text:s/></text:span><text:span text:style-name="T24_23">and</text:span><text:span text:style-name="T24_24"><text:s/></text:span><text:span text:style-name="T24_25">might</text:span><text:span text:style-name="T24_26"><text:s/></text:span><text:span text:style-name="T24_27">be</text:span><text:span text:style-name="T24_28"><text:s/></text:span><text:span text:style-name="T24_29">different</text:span><text:span text:style-name="T24_30"><text:s/></text:span><text:span text:style-name="T24_31">for</text:span><text:span text:style-name="T24_32"><text:s/></text:span><text:span text:style-name="T24_33">you</text:span><text:span text:style-name="T24_34">.</text:span></text:p>
                </text:list-item>
              </text:list>
            </text:list-item>
          </text:list>
        </text:list-item>
        <text:list-item>
          <text:p text:style-name="P25"><text:span text:style-name="T25_1">install</text:span><text:span text:style-name="T25_2"><text:s/></text:span><text:span text:style-name="T25_3">grunt</text:span><text:span text:style-name="T25_4"><text:s/></text:span><text:span text:style-name="T25_5">plugin</text:span><text:span text:style-name="T25_6"><text:s/></text:span><text:span text:style-name="T25_7">for</text:span><text:span text:style-name="T25_8"><text:s/></text:span><text:span text:style-name="T25_9">uglifying</text:span><text:span text:style-name="T25_10"><text:s/></text:span><text:span text:style-name="T25_11">JS</text:span><text:span text:style-name="T25_12">.</text:span></text:p>
          <text:list>
            <text:list-item>
              <text:p text:style-name="P26"><text:span text:style-name="T26_1"><text:a xlink:type="simple" xlink:href="https://github.com/gruntjs/grunt-contrib-uglify"><text:span text:style-name="T26_2">https</text:span></text:a></text:span><text:span text:style-name="T26_3"><text:a xlink:type="simple" xlink:href="https://github.com/gruntjs/grunt-contrib-uglify"><text:span text:style-name="T26_4">://</text:span></text:a></text:span><text:span text:style-name="T26_5"><text:a xlink:type="simple" xlink:href="https://github.com/gruntjs/grunt-contrib-uglify"><text:span text:style-name="T26_6">github</text:span></text:a></text:span><text:span text:style-name="T26_7"><text:a xlink:type="simple" xlink:href="https://github.com/gruntjs/grunt-contrib-uglify"><text:span text:style-name="T26_8">.</text:span></text:a></text:span><text:span text:style-name="T26_9"><text:a xlink:type="simple" xlink:href="https://github.com/gruntjs/grunt-contrib-uglify"><text:span text:style-name="T26_10">com</text:span></text:a></text:span><text:span text:style-name="T26_11"><text:a xlink:type="simple" xlink:href="https://github.com/gruntjs/grunt-contrib-uglify"><text:span text:style-name="T26_12">/</text:span></text:a></text:span><text:span text:style-name="T26_13"><text:a xlink:type="simple" xlink:href="https://github.com/gruntjs/grunt-contrib-uglify"><text:span text:style-name="T26_14">gruntjs</text:span></text:a></text:span><text:span text:style-name="T26_15"><text:a xlink:type="simple" xlink:href="https://github.com/gruntjs/grunt-contrib-uglify"><text:span text:style-name="T26_16">/</text:span></text:a></text:span><text:span text:style-name="T26_17"><text:a xlink:type="simple" xlink:href="https://github.com/gruntjs/grunt-contrib-uglify"><text:span text:style-name="T26_18">grunt</text:span></text:a></text:span><text:span text:style-name="T26_19"><text:a xlink:type="simple" xlink:href="https://github.com/gruntjs/grunt-contrib-uglify"><text:span text:style-name="T26_20">-</text:span></text:a></text:span><text:span text:style-name="T26_21"><text:a xlink:type="simple" xlink:href="https://github.com/gruntjs/grunt-contrib-uglify"><text:span text:style-name="T26_22">contrib</text:span></text:a></text:span><text:span text:style-name="T26_23"><text:a xlink:type="simple" xlink:href="https://github.com/gruntjs/grunt-contrib-uglify"><text:span text:style-name="T26_24">-</text:span></text:a></text:span><text:span text:style-name="T26_25"><text:a xlink:type="simple" xlink:href="https://github.com/gruntjs/grunt-contrib-uglify"><text:span text:style-name="T26_26">uglify</text:span></text:a></text:span></text:p>
            </text:list-item>
            <text:list-item>
              <text:p text:style-name="P27"><text:span text:style-name="T27_1">install</text:span><text:span text:style-name="T27_2"><text:s/></text:span><text:span text:style-name="T27_3">with</text:span><text:span text:style-name="T27_4"><text:s/></text:span></text:p>
              <text:list>
                <text:list-item>
                  <text:p text:style-name="P28"><text:span text:style-name="T28_1">npm</text:span><text:span text:style-name="T28_2"><text:s/></text:span><text:span text:style-name="T28_3">install</text:span><text:span text:style-name="T28_4"><text:s/></text:span><text:span text:style-name="T28_5">grunt</text:span><text:span text:style-name="T28_6">-</text:span><text:span text:style-name="T28_7">contrib</text:span><text:span text:style-name="T28_8">-</text:span><text:span text:style-name="T28_9">uglify</text:span><text:span text:style-name="T28_10"><text:s/>--</text:span><text:span text:style-name="T28_11">save</text:span><text:span text:style-name="T28_12">-</text:span><text:span text:style-name="T28_13">dev</text:span></text:p>
                </text:list-item>
              </text:list>
            </text:list-item>
            <text:list-item>
              <text:p text:style-name="P29"><text:span text:style-name="T29_1">Check</text:span><text:span text:style-name="T29_2"><text:s/></text:span><text:span text:style-name="T29_3">status</text:span><text:span text:style-name="T29_4"><text:s/></text:span><text:span text:style-name="T29_5">by</text:span><text:span text:style-name="T29_6"><text:s/></text:span><text:span text:style-name="T29_7">running</text:span></text:p>
              <text:list>
                <text:list-item>
                  <text:p text:style-name="P30"><text:span text:style-name="T30_1">git</text:span><text:span text:style-name="T30_2"><text:s/></text:span><text:span text:style-name="T30_3">status</text:span></text:p>
                </text:list-item>
                <text:list-item>
                  <text:p text:style-name="P31"><text:span text:style-name="T31_1">You</text:span><text:span text:style-name="T31_2"><text:s/></text:span><text:span text:style-name="T31_3">should</text:span><text:span text:style-name="T31_4"><text:s/></text:span><text:span text:style-name="T31_5">see</text:span><text:span text:style-name="T31_6"><text:s/></text:span><text:span text:style-name="T31_7">a</text:span><text:span text:style-name="T31_8"><text:s/></text:span><text:span text:style-name="T31_9">change</text:span><text:span text:style-name="T31_10"><text:s/></text:span><text:span text:style-name="T31_11">in</text:span><text:span text:style-name="T31_12"><text:s/></text:span><text:span text:style-name="T31_13">package</text:span><text:span text:style-name="T31_14">.</text:span><text:span text:style-name="T31_15">json</text:span><text:span text:style-name="T31_16"><text:s/></text:span><text:span text:style-name="T31_17">file</text:span><text:span text:style-name="T31_18"><text:s/></text:span><text:span text:style-name="T31_19">and</text:span><text:span text:style-name="T31_20"><text:s/></text:span><text:span text:style-name="T31_21">a</text:span><text:span text:style-name="T31_22"><text:s/></text:span><text:span text:style-name="T31_23">directory</text:span><text:span text:style-name="T31_24"><text:s/></text:span><text:span text:style-name="T31_25">node</text:span><text:span text:style-name="T31_26">_</text:span><text:span text:style-name="T31_27">modules</text:span><text:span text:style-name="T31_28"><text:s/></text:span><text:span text:style-name="T31_29">created</text:span><text:span text:style-name="T31_30"><text:s/></text:span><text:span text:style-name="T31_31">in</text:span><text:span text:style-name="T31_32"><text:s/></text:span><text:span text:style-name="T31_33">the</text:span><text:span text:style-name="T31_34"><text:s/></text:span><text:span text:style-name="T31_35">root</text:span><text:span text:style-name="T31_36"><text:s/></text:span><text:span text:style-name="T31_37">of</text:span><text:span text:style-name="T31_38"><text:s/></text:span><text:span text:style-name="T31_39">the</text:span><text:span text:style-name="T31_40"><text:s/></text:span><text:span text:style-name="T31_41">repo</text:span><text:span text:style-name="T31_42">.</text:span></text:p>
                </text:list-item>
              </text:list>
            </text:list-item>
            <text:list-item>
              <text:p text:style-name="P32"><text:span text:style-name="T32_1">Create</text:span><text:span text:style-name="T32_2"><text:s/></text:span><text:span text:style-name="T32_3">a</text:span><text:span text:style-name="T32_4"><text:s/>.</text:span><text:span text:style-name="T32_5">gitignore</text:span><text:span text:style-name="T32_6"><text:s/></text:span><text:span text:style-name="T32_7">file</text:span><text:span text:style-name="T32_8"><text:s/></text:span><text:span text:style-name="T32_9">in</text:span><text:span text:style-name="T32_10"><text:s/></text:span><text:span text:style-name="T32_11">the</text:span><text:span text:style-name="T32_12"><text:s/></text:span><text:span text:style-name="T32_13">root</text:span><text:span text:style-name="T32_14"><text:s/></text:span><text:span text:style-name="T32_15">of</text:span><text:span text:style-name="T32_16"><text:s/></text:span><text:span text:style-name="T32_17">the</text:span><text:span text:style-name="T32_18"><text:s/></text:span><text:span text:style-name="T32_19">directory</text:span><text:span text:style-name="T32_20"><text:s/></text:span><text:span text:style-name="T32_21">and</text:span><text:span text:style-name="T32_22"><text:s/></text:span><text:span text:style-name="T32_23">add</text:span></text:p>
              <text:list>
                <text:list-item>
                  <text:p text:style-name="P33"><text:span text:style-name="T33_1">on</text:span><text:span text:style-name="T33_2"><text:s/></text:span><text:span text:style-name="T33_3">a</text:span><text:span text:style-name="T33_4"><text:s/></text:span><text:span text:style-name="T33_5">line</text:span></text:p>
                  <text:list>
                    <text:list-item>
                      <text:p text:style-name="P34"><text:span text:style-name="T34_1">node</text:span><text:span text:style-name="T34_2">_</text:span><text:span text:style-name="T34_3">modules</text:span><text:span text:style-name="T34_4">/</text:span></text:p>
                    </text:list-item>
                  </text:list>
                </text:list-item>
              </text:list>
            </text:list-item>
            <text:list-item>
              <text:p text:style-name="P35"><text:span text:style-name="T35_1">Now</text:span><text:span text:style-name="T35_2"><text:s/></text:span><text:span text:style-name="T35_3">check</text:span><text:span text:style-name="T35_4"><text:s/></text:span><text:span text:style-name="T35_5">git</text:span><text:span text:style-name="T35_6"><text:s/></text:span><text:span text:style-name="T35_7">status</text:span><text:span text:style-name="T35_8"><text:s/></text:span><text:span text:style-name="T35_9">again</text:span><text:span text:style-name="T35_10">,<text:s/></text:span><text:span text:style-name="T35_11">you</text:span><text:span text:style-name="T35_12"><text:s/></text:span><text:span text:style-name="T35_13">shouldn</text:span><text:span text:style-name="T35_14">’</text:span><text:span text:style-name="T35_15">t</text:span><text:span text:style-name="T35_16"><text:s/></text:span><text:span text:style-name="T35_17">see</text:span><text:span text:style-name="T35_18"><text:s/></text:span><text:span text:style-name="T35_19">node</text:span><text:span text:style-name="T35_20">_</text:span><text:span text:style-name="T35_21">modules</text:span><text:span text:style-name="T35_22">.</text:span></text:p>
              <text:list>
                <text:list-item>
                  <text:p text:style-name="P36"><text:span text:style-name="T36_1">you</text:span><text:span text:style-name="T36_2"><text:s/></text:span><text:span text:style-name="T36_3">though</text:span><text:span text:style-name="T36_4"><text:s/></text:span><text:span text:style-name="T36_5">will</text:span><text:span text:style-name="T36_6"><text:s/></text:span><text:span text:style-name="T36_7">see</text:span><text:span text:style-name="T36_8"><text:s/></text:span><text:span text:style-name="T36_9">a</text:span><text:span text:style-name="T36_10"><text:s/>.</text:span><text:span text:style-name="T36_11">gitignore</text:span><text:span text:style-name="T36_12"><text:s/></text:span><text:span text:style-name="T36_13">file</text:span><text:span text:style-name="T36_14">.</text:span></text:p>
                </text:list-item>
              </text:list>
            </text:list-item>
            <text:list-item>
              <text:p text:style-name="P37"><text:span text:style-name="T37_1">Create</text:span><text:span text:style-name="T37_2"><text:s/></text:span><text:span text:style-name="T37_3">a</text:span><text:span text:style-name="T37_4"><text:s/></text:span><text:span text:style-name="T37_5">Gruntfile</text:span><text:span text:style-name="T37_6">.</text:span><text:span text:style-name="T37_7">js</text:span></text:p>
              <text:list>
                <text:list-item>
                  <text:p text:style-name="P38"><text:span text:style-name="T38_1">Get</text:span><text:span text:style-name="T38_2"><text:s/></text:span><text:span text:style-name="T38_3">the</text:span><text:span text:style-name="T38_4"><text:s/></text:span><text:span text:style-name="T38_5">basic</text:span><text:span text:style-name="T38_6"><text:s/></text:span><text:span text:style-name="T38_7">configuration</text:span><text:span text:style-name="T38_8"><text:s/></text:span><text:span text:style-name="T38_9">from</text:span><text:span text:style-name="T38_10"><text:s text:c="2"/></text:span><text:span text:style-name="T38_11"><text:a xlink:type="simple" xlink:href="http://gruntjs.com/getting-started"><text:span text:style-name="T38_12">http</text:span></text:a></text:span><text:span text:style-name="T38_13"><text:a xlink:type="simple" xlink:href="http://gruntjs.com/getting-started"><text:span text:style-name="T38_14">://</text:span></text:a></text:span><text:span text:style-name="T38_15"><text:a xlink:type="simple" xlink:href="http://gruntjs.com/getting-started"><text:span text:style-name="T38_16">gruntjs</text:span></text:a></text:span><text:span text:style-name="T38_17"><text:a xlink:type="simple" xlink:href="http://gruntjs.com/getting-started"><text:span text:style-name="T38_18">.</text:span></text:a></text:span><text:span text:style-name="T38_19"><text:a xlink:type="simple" xlink:href="http://gruntjs.com/getting-started"><text:span text:style-name="T38_20">com</text:span></text:a></text:span><text:span text:style-name="T38_21"><text:a xlink:type="simple" xlink:href="http://gruntjs.com/getting-started"><text:span text:style-name="T38_22">/</text:span></text:a></text:span><text:span text:style-name="T38_23"><text:a xlink:type="simple" xlink:href="http://gruntjs.com/getting-started"><text:span text:style-name="T38_24">getting</text:span></text:a></text:span><text:span text:style-name="T38_25"><text:a xlink:type="simple" xlink:href="http://gruntjs.com/getting-started"><text:span text:style-name="T38_26">-</text:span></text:a></text:span><text:span text:style-name="T38_27"><text:a xlink:type="simple" xlink:href="http://gruntjs.com/getting-started"><text:span text:style-name="T38_28">started</text:span></text:a></text:span></text:p>
                </text:list-item>
                <text:list-item>
                  <text:p text:style-name="P39"><text:span text:style-name="T39_1">update</text:span><text:span text:style-name="T39_2"><text:s/></text:span><text:span text:style-name="T39_3">the</text:span><text:span text:style-name="T39_4"><text:s/></text:span><text:span text:style-name="T39_5">structure</text:span><text:span text:style-name="T39_6"><text:s/></text:span><text:span text:style-name="T39_7">using</text:span><text:span text:style-name="T39_8"><text:s/></text:span><text:span text:style-name="T39_9">your</text:span><text:span text:style-name="T39_10"><text:s/></text:span><text:span text:style-name="T39_11">head</text:span><text:span text:style-name="T39_12">.</text:span></text:p>
                </text:list-item>
              </text:list>
            </text:list-item>
            <text:list-item>
              <text:p text:style-name="P40"><text:span text:style-name="T40_1">add</text:span><text:span text:style-name="T40_2"><text:s/></text:span><text:span text:style-name="T40_3">this</text:span><text:span text:style-name="T40_4"><text:s/></text:span><text:span text:style-name="T40_5">to</text:span><text:span text:style-name="T40_6"><text:s/></text:span><text:span text:style-name="T40_7">Gruntfile</text:span><text:span text:style-name="T40_8">.</text:span><text:span text:style-name="T40_9">js</text:span><text:span text:style-name="T40_10"><text:s/></text:span></text:p>
              <text:list>
                <text:list-item>
                  <text:p text:style-name="P41"><text:span text:style-name="T41_1">grunt</text:span><text:span text:style-name="T41_2">.</text:span><text:span text:style-name="T41_3">loadNpmTasks</text:span><text:span text:style-name="T41_4">('</text:span><text:span text:style-name="T41_5">grunt</text:span><text:span text:style-name="T41_6">-</text:span><text:span text:style-name="T41_7">contrib</text:span><text:span text:style-name="T41_8">-</text:span><text:span text:style-name="T41_9">uglify</text:span><text:span text:style-name="T41_10">');</text:span></text:p>
                </text:list-item>
              </text:list>
            </text:list-item>
            <text:list-item>
              <text:p text:style-name="P42"><text:span text:style-name="T42_1">git</text:span><text:span text:style-name="T42_2"><text:s/></text:span><text:span text:style-name="T42_3">add</text:span><text:span text:style-name="T42_4"><text:s/>.<text:s/>&amp;&amp;<text:s/></text:span><text:span text:style-name="T42_5">git</text:span><text:span text:style-name="T42_6"><text:s/></text:span><text:span text:style-name="T42_7">commit</text:span><text:span text:style-name="T42_8"><text:s/>-</text:span><text:span text:style-name="T42_9">m</text:span><text:span text:style-name="T42_10"><text:s/>“</text:span><text:span text:style-name="T42_11">working</text:span><text:span text:style-name="T42_12"><text:s/></text:span><text:span text:style-name="T42_13">js</text:span><text:span text:style-name="T42_14"><text:s/></text:span><text:span text:style-name="T42_15">uglifier</text:span><text:span text:style-name="T42_16">”</text:span></text:p>
            </text:list-item>
            <text:list-item>
              <text:p text:style-name="P43"><text:span text:style-name="T43_1">You</text:span><text:span text:style-name="T43_2"><text:s/></text:span><text:span text:style-name="T43_3">probably</text:span><text:span text:style-name="T43_4"><text:s/></text:span><text:span text:style-name="T43_5">want</text:span><text:span text:style-name="T43_6"><text:s/></text:span><text:span text:style-name="T43_7">to</text:span></text:p>
              <text:list>
                <text:list-item>
                  <text:p text:style-name="P44"><text:span text:style-name="T44_1">npm</text:span><text:span text:style-name="T44_2"><text:s/></text:span><text:span text:style-name="T44_3">install</text:span><text:span text:style-name="T44_4"><text:s/></text:span><text:span text:style-name="T44_5">grunt</text:span><text:span text:style-name="T44_6"><text:s/>--</text:span><text:span text:style-name="T44_7">save</text:span><text:span text:style-name="T44_8">-</text:span><text:span text:style-name="T44_9">dev</text:span></text:p>
                </text:list-item>
              </text:list>
            </text:list-item>
            <text:list-item>
              <text:p text:style-name="P45"><text:span text:style-name="T45_1">Check</text:span><text:span text:style-name="T45_2"><text:s/></text:span><text:span text:style-name="T45_3">for</text:span><text:span text:style-name="T45_4"><text:s/></text:span><text:span text:style-name="T45_5">output</text:span><text:span text:style-name="T45_6"><text:s/></text:span><text:span text:style-name="T45_7">using</text:span><text:span text:style-name="T45_8"><text:s/></text:span></text:p>
              <text:list>
                <text:list-item>
                  <text:p text:style-name="P46"><text:span text:style-name="T46_1">grunt</text:span></text:p>
                </text:list-item>
                <text:list-item>
                  <text:p text:style-name="P47"><text:span text:style-name="T47_1">You</text:span><text:span text:style-name="T47_2"><text:s/></text:span><text:span text:style-name="T47_3">should</text:span><text:span text:style-name="T47_4"><text:s/></text:span><text:span text:style-name="T47_5">see</text:span><text:span text:style-name="T47_6"><text:s/></text:span><text:span text:style-name="T47_7">a</text:span><text:span text:style-name="T47_8"><text:s/></text:span><text:span text:style-name="T47_9">build</text:span><text:span text:style-name="T47_10">/<text:s/></text:span><text:span text:style-name="T47_11">or</text:span><text:span text:style-name="T47_12"><text:s/></text:span><text:span text:style-name="T47_13">dist</text:span><text:span text:style-name="T47_14">/<text:s/></text:span><text:span text:style-name="T47_15">directory</text:span><text:span text:style-name="T47_16"><text:s/></text:span><text:span text:style-name="T47_17">in</text:span><text:span text:style-name="T47_18"><text:s/></text:span><text:span text:style-name="T47_19">root</text:span><text:span text:style-name="T47_20"><text:s/></text:span><text:span text:style-name="T47_21">of</text:span><text:span text:style-name="T47_22"><text:s/></text:span><text:span text:style-name="T47_23">repo</text:span><text:span text:style-name="T47_24"><text:s/></text:span><text:span text:style-name="T47_25">if</text:span><text:span text:style-name="T47_26"><text:s/></text:span><text:span text:style-name="T47_27">everything</text:span><text:span text:style-name="T47_28"><text:s/></text:span><text:span text:style-name="T47_29">is</text:span><text:span text:style-name="T47_30"><text:s/></text:span><text:span text:style-name="T47_31">going</text:span><text:span text:style-name="T47_32"><text:s/></text:span><text:span text:style-name="T47_33">right</text:span><text:span text:style-name="T47_34">.</text:span></text:p>
                </text:list-item>
                <text:list-item>
                  <text:p text:style-name="P48"><text:span text:style-name="T48_1">Otherwise</text:span><text:span text:style-name="T48_2"><text:s/></text:span><text:span text:style-name="T48_3">just</text:span><text:span text:style-name="T48_4"><text:s/></text:span><text:span text:style-name="T48_5">follow</text:span><text:span text:style-name="T48_6"><text:s/></text:span><text:span text:style-name="T48_7">the</text:span><text:span text:style-name="T48_8"><text:s/></text:span><text:span text:style-name="T48_9">error</text:span><text:span text:style-name="T48_10">.</text:span></text:p>
                </text:list-item>
              </text:list>
            </text:list-item>
          </text:list>
        </text:list-item>
        <text:list-item>
          <text:p text:style-name="P49"><text:span text:style-name="T49_1">Convert</text:span><text:span text:style-name="T49_2"><text:s/></text:span><text:span text:style-name="T49_3">your</text:span><text:span text:style-name="T49_4"><text:s/></text:span><text:span text:style-name="T49_5">CSS</text:span><text:span text:style-name="T49_6"><text:s/></text:span><text:span text:style-name="T49_7">files</text:span><text:span text:style-name="T49_8"><text:s/></text:span><text:span text:style-name="T49_9">to</text:span><text:span text:style-name="T49_10"><text:s/></text:span><text:span text:style-name="T49_11">LESS</text:span><text:span text:style-name="T49_12"><text:s/></text:span><text:span text:style-name="T49_13">files</text:span></text:p>
        </text:list-item>
        <text:list-item>
          <text:p text:style-name="P50"><text:span text:style-name="T50_1">Install</text:span><text:span text:style-name="T50_2"><text:s/></text:span><text:span text:style-name="T50_3">grunt</text:span><text:span text:style-name="T50_4"><text:s/></text:span><text:span text:style-name="T50_5">contrib</text:span><text:span text:style-name="T50_6"><text:s/></text:span><text:span text:style-name="T50_7">less</text:span></text:p>
          <text:list>
            <text:list-item>
              <text:p text:style-name="P51"><text:span text:style-name="T51_1"><text:a xlink:type="simple" xlink:href="https://github.com/gruntjs/grunt-contrib-less"><text:span text:style-name="T51_2">https</text:span></text:a></text:span><text:span text:style-name="T51_3"><text:a xlink:type="simple" xlink:href="https://github.com/gruntjs/grunt-contrib-less"><text:span text:style-name="T51_4">://</text:span></text:a></text:span><text:span text:style-name="T51_5"><text:a xlink:type="simple" xlink:href="https://github.com/gruntjs/grunt-contrib-less"><text:span text:style-name="T51_6">github</text:span></text:a></text:span><text:span text:style-name="T51_7"><text:a xlink:type="simple" xlink:href="https://github.com/gruntjs/grunt-contrib-less"><text:span text:style-name="T51_8">.</text:span></text:a></text:span><text:span text:style-name="T51_9"><text:a xlink:type="simple" xlink:href="https://github.com/gruntjs/grunt-contrib-less"><text:span text:style-name="T51_10">com</text:span></text:a></text:span><text:span text:style-name="T51_11"><text:a xlink:type="simple" xlink:href="https://github.com/gruntjs/grunt-contrib-less"><text:span text:style-name="T51_12">/</text:span></text:a></text:span><text:span text:style-name="T51_13"><text:a xlink:type="simple" xlink:href="https://github.com/gruntjs/grunt-contrib-less"><text:span text:style-name="T51_14">gruntjs</text:span></text:a></text:span><text:span text:style-name="T51_15"><text:a xlink:type="simple" xlink:href="https://github.com/gruntjs/grunt-contrib-less"><text:span text:style-name="T51_16">/</text:span></text:a></text:span><text:span text:style-name="T51_17"><text:a xlink:type="simple" xlink:href="https://github.com/gruntjs/grunt-contrib-less"><text:span text:style-name="T51_18">grunt</text:span></text:a></text:span><text:span text:style-name="T51_19"><text:a xlink:type="simple" xlink:href="https://github.com/gruntjs/grunt-contrib-less"><text:span text:style-name="T51_20">-</text:span></text:a></text:span><text:span text:style-name="T51_21"><text:a xlink:type="simple" xlink:href="https://github.com/gruntjs/grunt-contrib-less"><text:span text:style-name="T51_22">contrib</text:span></text:a></text:span><text:span text:style-name="T51_23"><text:a xlink:type="simple" xlink:href="https://github.com/gruntjs/grunt-contrib-less"><text:span text:style-name="T51_24">-</text:span></text:a></text:span><text:span text:style-name="T51_25"><text:a xlink:type="simple" xlink:href="https://github.com/gruntjs/grunt-contrib-less"><text:span text:style-name="T51_26">less</text:span></text:a></text:span></text:p>
            </text:list-item>
            <text:list-item>
              <text:p text:style-name="P52"><text:span text:style-name="T52_1">npm</text:span><text:span text:style-name="T52_2"><text:s/></text:span><text:span text:style-name="T52_3">install</text:span><text:span text:style-name="T52_4"><text:s/></text:span><text:span text:style-name="T52_5">grunt</text:span><text:span text:style-name="T52_6">-</text:span><text:span text:style-name="T52_7">contrib</text:span><text:span text:style-name="T52_8">-</text:span><text:span text:style-name="T52_9">less</text:span><text:span text:style-name="T52_10"><text:s/>--</text:span><text:span text:style-name="T52_11">save</text:span><text:span text:style-name="T52_12">-</text:span><text:span text:style-name="T52_13">dev</text:span></text:p>
            </text:list-item>
            <text:list-item>
              <text:p text:style-name="P53"><text:span text:style-name="T53_1">add</text:span><text:span text:style-name="T53_2"><text:s/></text:span><text:span text:style-name="T53_3">this</text:span><text:span text:style-name="T53_4"><text:s/></text:span><text:span text:style-name="T53_5">to</text:span><text:span text:style-name="T53_6"><text:s/></text:span><text:span text:style-name="T53_7">Gruntfile</text:span><text:span text:style-name="T53_8">.</text:span><text:span text:style-name="T53_9">js</text:span></text:p>
              <text:list>
                <text:list-item>
                  <text:p text:style-name="P54"><text:span text:style-name="T54_1">grunt</text:span><text:span text:style-name="T54_2">.</text:span><text:span text:style-name="T54_3">loadNpmTasks</text:span><text:span text:style-name="T54_4">('</text:span><text:span text:style-name="T54_5">grunt</text:span><text:span text:style-name="T54_6">-</text:span><text:span text:style-name="T54_7">contrib</text:span><text:span text:style-name="T54_8">-</text:span><text:span text:style-name="T54_9">less</text:span><text:span text:style-name="T54_10">');</text:span></text:p>
                </text:list-item>
              </text:list>
            </text:list-item>
            <text:list-item>
              <text:p text:style-name="P55"><text:span text:style-name="T55_1">Make</text:span><text:span text:style-name="T55_2"><text:s/></text:span><text:span text:style-name="T55_3">changes</text:span><text:span text:style-name="T55_4"><text:s/></text:span><text:span text:style-name="T55_5">as</text:span><text:span text:style-name="T55_6"><text:s/></text:span><text:span text:style-name="T55_7">you</text:span><text:span text:style-name="T55_8"><text:s/></text:span><text:span text:style-name="T55_9">wish</text:span><text:span text:style-name="T55_10">.</text:span></text:p>
            </text:list-item>
            <text:list-item>
              <text:p text:style-name="P56"><text:span text:style-name="T56_1">Use</text:span><text:span text:style-name="T56_2"><text:s/></text:span><text:span text:style-name="T56_3">compress</text:span><text:span text:style-name="T56_4"><text:s/></text:span><text:span text:style-name="T56_5">option</text:span><text:span text:style-name="T56_6">.</text:span></text:p>
            </text:list-item>
          </text:list>
        </text:list-item>
        <text:list-item>
          <text:p text:style-name="P57"><text:span text:style-name="T57_1">save</text:span><text:span text:style-name="T57_2"><text:s/></text:span><text:span text:style-name="T57_3">changes</text:span><text:span text:style-name="T57_4"><text:s/></text:span><text:span text:style-name="T57_5">in</text:span><text:span text:style-name="T57_6"><text:s/></text:span><text:span text:style-name="T57_7">git</text:span><text:span text:style-name="T57_8"><text:s/></text:span><text:span text:style-name="T57_9">repo</text:span><text:span text:style-name="T57_10">.</text:span></text:p>
        </text:list-item>
        <text:list-item>
          <text:p text:style-name="P58"><text:span text:style-name="T58_1">Minify</text:span><text:span text:style-name="T58_2"><text:s/></text:span><text:span text:style-name="T58_3">and</text:span><text:span text:style-name="T58_4"><text:s/></text:span><text:span text:style-name="T58_5">copy</text:span><text:span text:style-name="T58_6"><text:s/></text:span><text:span text:style-name="T58_7">html</text:span><text:span text:style-name="T58_8"><text:s/></text:span><text:span text:style-name="T58_9">pages</text:span><text:span text:style-name="T58_10">.</text:span></text:p>
          <text:list>
            <text:list-item>
              <text:p text:style-name="P59"><text:span text:style-name="T59_1">Install</text:span></text:p>
              <text:list>
                <text:list-item>
                  <text:p text:style-name="P60"><text:span text:style-name="T60_1">npm</text:span><text:span text:style-name="T60_2"><text:s/></text:span><text:span text:style-name="T60_3">install</text:span><text:span text:style-name="T60_4"><text:s/></text:span><text:span text:style-name="T60_5">grunt</text:span><text:span text:style-name="T60_6">-</text:span><text:span text:style-name="T60_7">contrib</text:span><text:span text:style-name="T60_8">-</text:span><text:span text:style-name="T60_9">htmlmin</text:span><text:span text:style-name="T60_10"><text:s/>--</text:span><text:span text:style-name="T60_11">save</text:span><text:span text:style-name="T60_12">-</text:span><text:span text:style-name="T60_13">dev</text:span></text:p>
                </text:list-item>
              </text:list>
            </text:list-item>
            <text:list-item>
              <text:p text:style-name="P61"><text:span text:style-name="T61_1">Update</text:span><text:span text:style-name="T61_2"><text:s/></text:span><text:span text:style-name="T61_3">Gruntfile</text:span><text:span text:style-name="T61_4">.</text:span><text:span text:style-name="T61_5">js</text:span></text:p>
              <text:list>
                <text:list-item>
                  <text:p text:style-name="P62"><text:span text:style-name="T62_1">grunt</text:span><text:span text:style-name="T62_2">.</text:span><text:span text:style-name="T62_3">loadNpmTasks</text:span><text:span text:style-name="T62_4">('</text:span><text:span text:style-name="T62_5">grunt</text:span><text:span text:style-name="T62_6">-</text:span><text:span text:style-name="T62_7">contrib</text:span><text:span text:style-name="T62_8">-</text:span><text:span text:style-name="T62_9">htmlmin</text:span><text:span text:style-name="T62_10">');</text:span></text:p>
                </text:list-item>
              </text:list>
            </text:list-item>
          </text:list>
        </text:list-item>
        <text:list-item>
          <text:p text:style-name="P63"><text:span text:style-name="T63_1">Of</text:span><text:span text:style-name="T63_2"><text:s/></text:span><text:span text:style-name="T63_3">course</text:span><text:span text:style-name="T63_4"><text:s/></text:span><text:span text:style-name="T63_5">you</text:span><text:span text:style-name="T63_6"><text:s/></text:span><text:span text:style-name="T63_7">need</text:span><text:span text:style-name="T63_8"><text:s/></text:span><text:span text:style-name="T63_9">to</text:span><text:span text:style-name="T63_10"><text:s/></text:span><text:span text:style-name="T63_11">add</text:span><text:span text:style-name="T63_12"><text:s/></text:span><text:span text:style-name="T63_13">htmlmin</text:span><text:span text:style-name="T63_14"><text:s/></text:span><text:span text:style-name="T63_15">and</text:span><text:span text:style-name="T63_16"><text:s/></text:span><text:span text:style-name="T63_17">less</text:span><text:span text:style-name="T63_18"><text:s/></text:span><text:span text:style-name="T63_19">to</text:span><text:span text:style-name="T63_20"><text:s/></text:span><text:span text:style-name="T63_21">the</text:span><text:span text:style-name="T63_22"><text:s/></text:span><text:span text:style-name="T63_23">default</text:span><text:span text:style-name="T63_24"><text:s/></text:span><text:span text:style-name="T63_25">task</text:span><text:span text:style-name="T63_26"><text:s/></text:span><text:span text:style-name="T63_27">list</text:span><text:span text:style-name="T63_28"><text:s/></text:span><text:span text:style-name="T63_29">and</text:span><text:span text:style-name="T63_30"><text:s/></text:span><text:span text:style-name="T63_31">command</text:span><text:span text:style-name="T63_32"><text:s/></text:span><text:span text:style-name="T63_33">grunt</text:span><text:span text:style-name="T63_34">.</text:span></text:p>
        </text:list-item>
        <text:list-item>
          <text:p text:style-name="P64"><text:span text:style-name="T64_1">This</text:span><text:span text:style-name="T64_2"><text:s/></text:span><text:span text:style-name="T64_3">POC</text:span><text:span text:style-name="T64_4">/</text:span><text:span text:style-name="T64_5">sample</text:span><text:span text:style-name="T64_6"><text:s/></text:span><text:span text:style-name="T64_7">is</text:span><text:span text:style-name="T64_8"><text:s/></text:span><text:span text:style-name="T64_9">complete</text:span><text:span text:style-name="T64_10">.<text:s/></text:span><text:span text:style-name="T64_11">Time</text:span><text:span text:style-name="T64_12"><text:s/></text:span><text:span text:style-name="T64_13">Taken</text:span><text:span text:style-name="T64_14">:<text:s/>2<text:s/></text:span><text:span text:style-name="T64_15">hours</text:span><text:span text:style-name="T64_16"><text:s/>40<text:s/></text:span><text:span text:style-name="T64_17">minutes</text:span><text:span text:style-name="T64_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